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118cm" svg:height="0.962cm" svg:x="1.75cm" svg:y="2.25cm">
          <draw:text-box>
            <text:p>KFileMetaData Graphi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8T15:27:00.660226053</meta:creation-date>
    <dc:date>2022-11-08T15:35:16.146306392</dc:date>
    <meta:editing-duration>PT2M5S</meta:editing-duration>
    <meta:editing-cycles>5</meta:editing-cycles>
    <meta:generator>LibreOffice/7.3.6.2$Linux_X86_64 LibreOffice_project/30$Build-2</meta:generator>
    <dc:description>KFileMetaData description</dc:description>
    <meta:keyword>KFileMetaData keyword</meta:keyword>
    <dc:subject>KFileMetaData Subject</dc:subject>
    <dc:title>KFileMetaData Title</dc:title>
    <meta:document-statistic meta:object-count="1"/>
  </office:meta>
</office:document-meta>
</file>